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l Balancing Methods </text:p>
      <text:p text:style-name="Standard"><text:span text:style-name="T1">a) </text:span>Passive:</text:p>
      <text:p text:style-name="Standard"><text:tab/>1-Fixed Shunt Resistor</text:p>
      <text:p text:style-name="Standard"><text:tab/>2-Switched Shunt Resistor</text:p>
      <text:p text:style-name="Standard">b) Active:</text:p>
      <text:p text:style-name="Standard"><text:tab/>1-Capacitor Base:</text:p>
      <text:p text:style-name="Standard"><text:tab/><text:tab/>i-Switched Capacitor</text:p>
      <text:p text:style-name="Standard"><text:tab/><text:tab/>ii-Single Switched Capacitor</text:p>
      <text:p text:style-name="Standard"><text:tab/>2-Transformer:</text:p>
      <text:p text:style-name="Standard"><text:tab/><text:tab/>i-Single/multi inductor</text:p>
      <text:p text:style-name="Standard"><text:tab/><text:tab/>ii-Single windings transformer</text:p>
      <text:p text:style-name="Standard"><text:tab/><text:tab/>iii-Multiple windings transformer</text:p>
      <text:p text:style-name="Standard"><text:tab/>3-Converter Base:</text:p>
      <text:p text:style-name="Standard"><text:tab/><text:tab/>i-Cuk Converter</text:p>
      <text:p text:style-name="Standard"><text:tab/><text:tab/>ii-Buck/boost Converter</text:p>
      <text:p text:style-name="Standard"><text:tab/><text:tab/>iii-Flyback Converter</text:p>
      <text:p text:style-name="Standard"><text:tab/><text:tab/>iv-Full-bridge converter</text:p>
      <text:p text:style-name="Standard"><text:tab/><text:tab/>v-Quasi-resonant converter</text:p>
      <text:p text:style-name="Standard"/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5S</meta:editing-duration>
    <meta:editing-cycles>5</meta:editing-cycles>
    <meta:generator>OpenOffice/4.1.4$Win32 OpenOffice.org_project/414m5$Build-9788</meta:generator>
    <dc:date>2018-11-26T17:41:59.47</dc:date>
    <dc:creator>onur </dc:creator>
    <meta:document-statistic meta:table-count="0" meta:image-count="0" meta:object-count="0" meta:page-count="1" meta:paragraph-count="19" meta:word-count="41" meta:character-count="409"/>
    <meta:user-defined meta:name="Info 1"/>
    <meta:user-defined meta:name="Info 2"/>
    <meta:user-defined meta:name="Info 3"/>
    <meta:user-defined meta:name="Info 4"/>
  </office:meta>
</office:document-meta>
</file>